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Open Sans" svg:font-family="'Open Sans', 'Ope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loext:opacity="100%" style:text-line-through-style="none" style:text-line-through-type="none" style:font-name="Open Sans" fo:font-size="11.5pt" style:text-underline-style="none" fo:font-weight="bold" style:font-name-asian="Open Sans" style:font-size-asian="11.5pt" style:font-weight-asian="bold" style:font-name-complex="Open Sans" style:font-size-complex="11.5pt" style:font-weight-complex="bold"/>
    </style:style>
    <style:style style:name="P3" style:family="paragraph" style:parent-style-name="Standard">
      <style:paragraph-properties style:text-autospace="none"/>
      <style:text-properties fo:color="#000000" loext:opacity="100%" style:text-line-through-style="none" style:text-line-through-type="none" style:font-name="Open Sans" fo:font-size="11.5pt" style:text-underline-style="none" fo:font-weight="normal" style:font-name-asian="Open Sans" style:font-size-asian="11.5pt" style:font-weight-asian="normal" style:font-name-complex="Open Sans" style:font-size-complex="11.5pt" style:font-weight-complex="normal"/>
    </style:style>
    <style:style style:name="P4" style:family="paragraph" style:parent-style-name="Standard">
      <style:paragraph-properties style:text-autospace="none"/>
      <style:text-properties fo:color="#000000" loext:opacity="100%" style:text-line-through-style="none" style:text-line-through-type="none" style:font-name="Open Sans" fo:font-size="11.5pt" style:text-underline-style="none" fo:font-weight="bold" style:font-name-asian="Open Sans" style:font-size-asian="11.5pt" style:font-weight-asian="bold" style:font-name-complex="Open Sans" style:font-size-complex="11.5pt" style:font-weight-complex="bold"/>
    </style:style>
    <style:style style:name="P5" style:family="paragraph" style:parent-style-name="Standard">
      <style:paragraph-properties style:text-autospace="none"/>
      <style:text-properties fo:color="#000000" loext:opacity="100%" style:text-line-through-style="none" style:text-line-through-type="none" style:font-name="Open Sans" fo:font-size="11pt" style:text-underline-style="none" fo:font-weight="normal" style:font-name-asian="Open Sans" style:font-size-asian="11pt" style:font-weight-asian="normal" style:font-name-complex="Open Sans" style:font-size-complex="11pt" style:font-weight-complex="normal"/>
    </style:style>
    <style:style style:name="P6" style:family="paragraph" style:parent-style-name="Standard">
      <style:paragraph-properties style:text-autospace="none"/>
      <style:text-properties fo:color="#000000" loext:opacity="100%" style:text-line-through-style="none" style:text-line-through-type="none" style:font-name="Open Sans" fo:font-size="11pt" style:text-underline-style="none" fo:font-weight="normal" officeooo:paragraph-rsid="000dd45f" style:font-name-asian="Open Sans" style:font-size-asian="11pt" style:font-weight-asian="normal" style:font-name-complex="Open Sans" style:font-size-complex="11pt" style:font-weight-complex="normal"/>
    </style:style>
    <style:style style:name="T1" style:family="text">
      <style:text-properties fo:color="#000000" loext:opacity="100%" style:font-name="Open Sans" fo:font-size="12pt" style:font-name-asian="Open Sans" style:font-size-asian="12pt" style:font-name-complex="Open Sans" style:font-size-complex="12pt"/>
    </style:style>
    <style:style style:name="T2" style:family="text">
      <style:text-properties fo:color="#000000" loext:opacity="100%" style:font-name="Open Sans" fo:font-size="11.5pt" fo:font-weight="bold" style:font-name-asian="Open Sans" style:font-size-asian="11.5pt" style:font-weight-asian="bold" style:font-name-complex="Open Sans" style:font-size-complex="11.5pt" style:font-weight-complex="bold"/>
    </style:style>
    <style:style style:name="T3" style:family="text">
      <style:text-properties fo:font-size="11.5pt" fo:font-weight="bold" style:font-size-asian="11.5pt" style:font-weight-asian="bold" style:font-size-complex="1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text:s/></text:span><text:span text:style-name="T2">Complete the text on job-hopping. Fill in the blanks from the word list on the left. There are TWO words you will not need. </text:span></text:p>
      <text:p text:style-name="P3"/>
      <text:p text:style-name="P1"><text:span text:style-name="T2"><text:s/></text:span></text:p>
      <text:p text:style-name="P2"><text:s/></text:p>
      <text:p text:style-name="P2"><text:s/></text:p>
      <text:p text:style-name="P2"><text:s/></text:p>
      <text:p text:style-name="P2"><text:s/></text:p>
      <text:p text:style-name="P2">employed </text:p>
      <text:p text:style-name="P2"><text:s/></text:p>
      <text:p text:style-name="P2"><text:s/></text:p>
      <text:p text:style-name="P2"><text:s/></text:p>
      <text:p text:style-name="P2"><text:s/></text:p>
      <text:p text:style-name="P2"><text:s/></text:p>
      <text:p text:style-name="P2">manual </text:p>
      <text:p text:style-name="P2"><text:s/></text:p>
      <text:p text:style-name="P2"><text:s/></text:p>
      <text:p text:style-name="P2"><text:s/></text:p>
      <text:p text:style-name="P2"><text:s/></text:p>
      <text:p text:style-name="P2"><text:s/></text:p>
      <text:p text:style-name="P3"/>
      <text:p text:style-name="P6">Job-hopping has become very popular in today’s working world. It occurs when workers change jobs <text:span text:style-name="T3">frequently</text:span> , often several times within a period of months. One of the reasons is that employers look for people who can get a job done. After that they let them move on to something else. More and more people value <text:span text:style-name="T3">part-time</text:span> work and have more than one job. </text:p>
      <text:p text:style-name="P6">In addition, the rise in <text:span text:style-name="T3">unemployment</text:span> is forcing many employees to move somewhere else. In other cases, they are simply looking for a new <text:span text:style-name="T3">challenge</text:span>. </text:p>
      <text:p text:style-name="P6">There are companies that regard job-hopping as negative aspect. They think that a person who cannot hold on to a job for a longer period of time is not <text:span text:style-name="T3">beneficial</text:span> to a company. Someone who changes jobs a lot is not respected by a firm that values <text:span text:style-name="T3">loyalty</text:span>. On the other hand, people who have had several jobs can adapt to a new working <text:span text:style-name="T3">environment</text:span> more quickly. </text:p>
      <text:p text:style-name="P5">Young people change jobs more often because they have become used to it. Older workers who have stayed with one company for many years have no experience in changing jobs and do not know what awaits them. </text:p>
      <text:p text:style-name="P6">Many workers ask themselves when the right time to switch jobs arrives. This <text:span text:style-name="T3">depends</text:span> on many factors, including what field of work you are in. In information technology and high-tech, jobs change quickly. People come and go, often staying only for a few months. In <text:span text:style-name="T3">contrast</text:span> , the workers in the farming business are <text:span text:style-name="T3">valued</text:span> for their loyalty and therefore stay longer. </text:p>
      <text:p text:style-name="P6">Depending on where you live, labour laws play an important part in hiring and <text:span text:style-name="T3">firing</text:span> workers. In Europe, for example, it is much more difficult to sack unwanted workers than in the US. In Asia, cultural <text:span text:style-name="T3">views</text:span> play in important role. Japanese workers are loyal to their companies and often stay for many decades, or even their whole life. </text:p>
      <text:p text:style-name="P6">Job hopping offers several <text:span text:style-name="T3">advantages</text:span>. You get a wide range of experience in different fields and get a chance to show your <text:span text:style-name="T3">skills</text:span> and abilities in various working environments. In some <text:soft-page-break/>cases, you might get the <text:span text:style-name="T3">fulfilling</text:span> job you want after you have tried out several othe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Open Sans" svg:font-family="'Open Sans', 'Ope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14:44:08.17</meta:creation-date>
    <dc:date>2021-11-16T14:58:23.164795500</dc:date>
    <meta:editing-duration>PT4M52S</meta:editing-duration>
    <meta:editing-cycles>3</meta:editing-cycles>
    <meta:generator>LibreOffice/7.1.6.2$Linux_X86_64 LibreOffice_project/10$Build-2</meta:generator>
    <meta:document-statistic meta:table-count="0" meta:image-count="0" meta:object-count="0" meta:page-count="2" meta:paragraph-count="25" meta:word-count="387" meta:character-count="2209" meta:non-whitespace-character-count="1806"/>
  </office:meta>
</office:document-meta>
</file>